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201000000580000001FCB90A74F.png"/>
  <manifest:file-entry manifest:media-type="image/png" manifest:full-path="Pictures/100002010000011800000052F1137D3E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able_20_Contents">
      <style:text-properties style:font-name="Arial1" style:font-size-asian="10.5pt"/>
    </style:style>
    <style:style style:name="P2" style:family="paragraph" style:parent-style-name="ENS_5f_Footer">
      <style:paragraph-properties fo:margin-left="2.263cm" fo:margin-right="0cm" fo:text-indent="0cm" style:auto-text-indent="false"/>
    </style:style>
    <style:style style:name="P3" style:family="paragraph" style:parent-style-name="ENS_5f_default">
      <style:paragraph-properties fo:padding="0.049cm" fo:border="0.002cm solid #000000" style:shadow="none"/>
    </style:style>
    <style:style style:name="P4" style:family="paragraph" style:parent-style-name="ENS_5f_default">
      <style:text-properties fo:font-style="normal" style:font-style-asian="normal" style:font-style-complex="normal"/>
    </style:style>
    <style:style style:name="P5" style:family="paragraph" style:parent-style-name="ENS_5f_default">
      <style:text-properties fo:font-style="italic" style:font-style-asian="italic" style:font-style-complex="italic"/>
    </style:style>
    <style:style style:name="P6" style:family="paragraph" style:parent-style-name="ENS_5f_default" style:list-style-name="L1"/>
    <style:style style:name="P7" style:family="paragraph" style:parent-style-name="ENS_5f_default">
      <style:text-properties fo:font-style="normal" style:font-style-asian="normal" style:font-style-complex="normal"/>
    </style:style>
    <style:style style:name="P8" style:family="paragraph" style:parent-style-name="ENS_5f_default" style:list-style-name="L1">
      <style:text-properties fo:font-style="normal" style:font-style-asian="normal" style:font-style-complex="normal"/>
    </style:style>
    <style:style style:name="P9" style:family="paragraph" style:parent-style-name="ENS_5f_default" style:list-style-name="L2">
      <style:text-properties fo:font-style="normal" style:font-style-asian="normal" style:font-style-complex="normal"/>
    </style:style>
    <style:style style:name="P10" style:family="paragraph" style:parent-style-name="ENS_5f_default" style:list-style-name="L3">
      <style:text-properties fo:font-style="normal" style:font-style-asian="normal" style:font-style-complex="normal"/>
    </style:style>
    <style:style style:name="P11" style:family="paragraph" style:parent-style-name="ENS_5f_default" style:list-style-name="L8">
      <style:text-properties fo:font-style="normal" style:font-style-asian="normal" style:font-style-complex="normal"/>
    </style:style>
    <style:style style:name="P12" style:family="paragraph" style:parent-style-name="ENS_5f_default" style:list-style-name="L2"/>
    <style:style style:name="P13" style:family="paragraph" style:parent-style-name="ENS_5f_default" style:list-style-name="L3"/>
    <style:style style:name="P14" style:family="paragraph" style:parent-style-name="ENS_5f_default" style:list-style-name="L4"/>
    <style:style style:name="P15" style:family="paragraph" style:parent-style-name="ENS_5f_default" style:list-style-name="L4">
      <style:text-properties style:font-name="Courier New"/>
    </style:style>
    <style:style style:name="P16" style:family="paragraph" style:parent-style-name="ENS_5f_default" style:list-style-name="L5"/>
    <style:style style:name="P17" style:family="paragraph" style:parent-style-name="ENS_5f_default" style:list-style-name="L8"/>
    <style:style style:name="P18" style:family="paragraph" style:parent-style-name="ENS_5f_default" style:list-style-name="L8">
      <style:text-properties fo:font-style="italic" style:font-style-asian="italic" style:font-style-complex="italic"/>
    </style:style>
    <style:style style:name="T1" style:family="text">
      <style:text-properties fo:font-variant="normal" fo:text-transform="none" fo:color="#808080" style:font-name="Arial" fo:font-size="10pt" fo:letter-spacing="normal" fo:font-style="normal" fo:font-weight="normal" style:font-size-asian="10pt" style:font-size-complex="10pt"/>
    </style:style>
    <style:style style:name="T2" style:family="text">
      <style:text-properties fo:font-variant="normal" fo:text-transform="none" fo:color="#808080" style:font-name="Arial" fo:font-size="10pt" fo:letter-spacing="normal" style:font-size-asian="10pt" style:font-size-complex="10pt"/>
    </style:style>
    <style:style style:name="T3" style:family="text">
      <style:text-properties fo:font-variant="normal" fo:text-transform="none" fo:color="#4374b7" style:text-line-through-style="none" style:font-name="Arial" fo:font-size="10pt" fo:letter-spacing="normal" fo:font-style="normal" style:text-underline-style="none" fo:font-weight="normal" style:text-blinking="false" style:font-size-asian="10pt" style:font-size-complex="10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Courier New"/>
    </style:style>
    <style:style style:name="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ENS_5f_Titre">Partie 3 – Moteur de recherche RESTFul</text:p>
      <text:p text:style-name="ENS_5f_default"/>
      <text:p text:style-name="P3"><text:s text:c="2"/>Nous allons <text:s/>étudier les différentes <text:s/>étapes du développement d’une application Spring Boot. Ces <text:s/>étapes <text:s/>étant dépendantes, il est indispensable que chaque partie soit entièrement réalisée avant de passer à la suivante</text:p>
      <text:p text:style-name="ENS_5f_Titre_20_exercice"/>
      <text:p text:style-name="ENS_5f_Titre_20_exercice"/>
      <text:p text:style-name="ENS_5f_Titre_20_exercice">1 – Création de la classe du domaine Inscription</text:p>
      <text:p text:style-name="P5"/>
      <text:p text:style-name="P4">Une inscription décrit l'inscription d'un utilisateur à une activité.</text:p>
      <text:list xml:id="list4529318442114227380" text:style-name="L1">
        <text:list-item>
          <text:p text:style-name="P8">Créez la classe du domaine « friendsofmine.Inscription » et la classe de test associée « InscriptionTest ».</text:p>
        </text:list-item>
        <text:list-item>
          <text:p text:style-name="P8">Modifiez le contenu du fichier «InscriptionTest.groovy » de telle sorte qu'il soit identique au contenu disponible ici :</text:p>
          <text:p text:style-name="P6"><text:a xlink:type="simple" xlink:href="https://gist.github.com/FranckSilvestre/56bae1f6744178c8c5b7b3da3a0ec484" text:style-name="Internet_20_link" text:visited-style-name="Visited_20_Internet_20_Link"><text:span text:style-name="T4">https://gist.github.com/FranckSilvestre/56bae1f6744178c8c5b7b3da3a0ec484</text:span></text:a><text:span text:style-name="T4"> </text:span></text:p>
        </text:list-item>
        <text:list-item>
          <text:p text:style-name="P8">Modifiez le contenu de la classe Inscription pour que les tests de la classe InscriptionTest passent.</text:p>
        </text:list-item>
      </text:list>
      <text:p text:style-name="P4"/>
      <text:p text:style-name="ENS_5f_Titre_20_exercice">2 - <text:s/>Création du service InscriptionService</text:p>
      <text:p text:style-name="ENS_5f_default"/>
      <text:list xml:id="list3235378566201322524" text:style-name="L2">
        <text:list-item>
          <text:p text:style-name="P12">Créez la classe de service « friendsofmine.InscriptionService ».</text:p>
        </text:list-item>
        <text:list-item>
          <text:p text:style-name="P9">Créez les classes de test correspondantes « friendsofmine.InscriptionServiceTest » et <text:s/>« friendsofmine.InscriptionServiceITest ».</text:p>
          <text:p text:style-name="P12">Modifiez le contenu des nouvelles classes de test pour qu'elles <text:span text:style-name="T4">soient identiques aux contenus disponibles ici :</text:span></text:p>
          <text:p text:style-name="P9"><text:a xlink:type="simple" xlink:href="https://gist.github.com/FranckSilvestre/c58414149cae8495ece7c75858ee00a9" text:style-name="Internet_20_link" text:visited-style-name="Visited_20_Internet_20_Link">https://gist.github.com/FranckSilvestre/c58414149cae8495ece7c75858ee00a9</text:a></text:p>
        </text:list-item>
      </text:list>
      <text:p text:style-name="P4"><text:tab/><text:a xlink:type="simple" xlink:href="https://gist.github.com/FranckSilvestre/bf81039e6fe427d1e71420758d0e88a5" text:style-name="Internet_20_link" text:visited-style-name="Visited_20_Internet_20_Link">https://gist.github.com/FranckSilvestre/bf81039e6fe427d1e71420758d0e88a5</text:a></text:p>
      <text:list xml:id="list1545110983" text:continue-numbering="true" text:style-name="L2">
        <text:list-item>
          <text:p text:style-name="P9">Modifiez la classe InscriptionService pour que les tests passent.</text:p>
        </text:list-item>
      </text:list>
      <text:p text:style-name="P4">Afin de disposer de quelques inscriptions <text:s/>au lancement de l'application nous allons mettre en place la création de ces inscriptions en nous appuyant sur les classes Bootstrap et InitialisationService introduites dans la partie 2.</text:p>
      <text:list xml:id="list1053090607" text:continue-numbering="true" text:style-name="L2">
        <text:list-item>
          <text:p text:style-name="P9">Modifiez le contenu des fichiers BootstrapTest.groovy et InscriptionServiceITest.groovy pour qu'ils soient identiques aux fichiers disponibles ici :</text:p>
          <text:p text:style-name="P9"><text:a xlink:type="simple" xlink:href="https://gist.github.com/FranckSilvestre/67c8c13b2877034ce0cd505e80a0d4eb" text:style-name="Internet_20_link" text:visited-style-name="Visited_20_Internet_20_Link">https://gist.github.com/FranckSilvestre/67c8c13b2877034ce0cd505e80a0d4eb</text:a></text:p>
          <text:p text:style-name="P9"><text:a xlink:type="simple" xlink:href="https://gist.github.com/FranckSilvestre/b8ab741ee75a5dcd63e0db8e677bbe4c" text:style-name="Internet_20_link" text:visited-style-name="Visited_20_Internet_20_Link">https://gist.github.com/FranckSilvestre/b8ab741ee75a5dcd63e0db8e677bbe4c</text:a></text:p>
        </text:list-item>
        <text:list-item>
          <text:p text:style-name="P9">Lancez les tests et constatez que certains tests ne passent plus.</text:p>
        </text:list-item>
        <text:list-item>
          <text:p text:style-name="P9">Modifiez votre projet de telle sorte que les tests passent de nouveau.</text:p>
        </text:list-item>
      </text:list>
      <text:p text:style-name="P4"/>
      <text:p text:style-name="P4">La suite de cette partie vise la mise en place un Web service permettant d'ajouter et de supprimer des inscriptions.</text:p>
      <text:p text:style-name="P4"/>
      <text:p text:style-name="P4"/>
      <text:p text:style-name="P4"/>
      <text:p text:style-name="P4"/>
      <text:p text:style-name="ENS_5f_Titre_20_exercice"><text:soft-page-break/>3. Création du RESTful contrôleur</text:p>
      <text:p text:style-name="ENS_5f_default"/>
      <text:list xml:id="list4321022870554412880" text:style-name="L8">
        <text:list-item>
          <text:p text:style-name="P17">Créez la classe InscriptionController. Annotez la classe de l'annotation</text:p>
          <text:p text:style-name="P18">org.springframework.web.bind.annotation.RestController.</text:p>
          <text:p text:style-name="P11">Créez les deux classes de tests InscriptionControllerTest et InscriptionControllerITest. Modifiez les contenus de ces deux classes pour qu'ils correspondent aux contenus disponibles en ligne :</text:p>
        </text:list-item>
      </text:list>
      <text:p text:style-name="P4"><text:tab/>// TODO</text:p>
      <text:list xml:id="list1626155772" text:continue-numbering="true" text:style-name="L8">
        <text:list-item>
          <text:p text:style-name="P11">Lancez les tests et constatez que certains tests ne passent plus.</text:p>
        </text:list-item>
        <text:list-item>
          <text:p text:style-name="P11">Modifiez votre projet de telle sorte que les tests passent de nouveau.</text:p>
        </text:list-item>
      </text:list>
      <text:list xml:id="list1668227132" text:continue-list="list1053090607" text:style-name="L2">
        <text:list-header>
          <text:p text:style-name="P12"><text:span text:style-name="T4"><text:s/></text:span></text:p>
        </text:list-header>
      </text:list>
      <text:p text:style-name="ENS_5f_Titre_20_exercice">3 - <text:s/>Le moteur de recherche sur les inscriptions </text:p>
      <text:p text:style-name="ENS_5f_default">Nous allons à présent mettre en place un moteur de recherche sur les inscriptions.</text:p>
      <text:list xml:id="list1066330213561176933" text:style-name="L3">
        <text:list-item>
          <text:p text:style-name="P13">Modifiez le contenu de la classe JeuTestService pour qu'il soit identique au contenu disponible ici :</text:p>
          <text:p text:style-name="P13"><text:a xlink:type="simple" xlink:href="https://gist.github.com/FranckSilvestre/93fb1e7ee9c8fe5fa989" text:style-name="Internet_20_link" text:visited-style-name="Visited_20_Internet_20_Link">https://gist.github.com/FranckSilvestre/93fb1e7ee9c8fe5fa989</text:a> </text:p>
          <text:p text:style-name="P13">Observez le contenu de la classe JeuTestService : les propriétés déclarées dans cette classe facilitent l'écriture des tests.</text:p>
        </text:list-item>
        <text:list-item>
          <text:p text:style-name="P13">Modifiez le contenu de la classe Bootstrap.groovy pour qu'il soit identique au contenu disponible ici :</text:p>
          <text:p text:style-name="P13"><text:a xlink:type="simple" xlink:href="https://gist.github.com/FranckSilvestre/44a07befff795527cc81" text:style-name="Internet_20_link" text:visited-style-name="Visited_20_Internet_20_Link">https://gist.github.com/FranckSilvestre/44a07befff795527cc81</text:a> </text:p>
        </text:list-item>
        <text:list-item>
          <text:p text:style-name="P13">Relancez l'application et vérifiez que les utilisateurs, activités et inscriptions créées via la classe JeuTestService sont bien disponibles.</text:p>
        </text:list-item>
        <text:list-item>
          <text:p text:style-name="P13">Modifiez le contenu de la classe I<text:span text:style-name="T4">nscriptionServiceIntegrationSpec</text:span> pour qu'elle <text:span text:style-name="T4">soit identique au contenu disponible ici :</text:span></text:p>
          <text:p text:style-name="P10"><text:a xlink:type="simple" xlink:href="https://gist.github.com/FranckSilvestre/eeea24bef288ebd3625d" text:style-name="Internet_20_link" text:visited-style-name="Visited_20_Internet_20_Link">https://gist.github.com/FranckSilvestre/eeea24bef288ebd3625d</text:a> </text:p>
        </text:list-item>
        <text:list-item>
          <text:p text:style-name="P13"><text:span text:style-name="T4">Modifiez la classe InscriptionService pour que les tests de la classe InscriptionServiceIntegrationSpec passent de nouveau. L'implémentation de la méthode searchInscriptions(...) <text:s/>utilisera l'API criteria (</text:span><text:a xlink:type="simple" xlink:href="http://grails.github.io/grails-doc/2.4.2/guide/GORM.html#criteria" text:style-name="Internet_20_link" text:visited-style-name="Visited_20_Internet_20_Link"><text:span text:style-name="T4">http://grails.github.io/grails-doc/2.4.2/guide/GORM.html#criteria</text:span></text:a><text:span text:style-name="T4"> ).</text:span></text:p>
        </text:list-item>
        <text:list-item>
          <text:p text:style-name="P13">Implémenter l'action de contrôleur « doSearchInscriptions » qui traite la requête provenant du formulaire et retourne la vue « inscription/index.gsp » affichant le résultat de la requête<text:span text:style-name="T4">. </text:span></text:p>
        </text:list-item>
        <text:list-item>
          <text:p text:style-name="P13">Lancez l'application et vérifiez que le moteur de recherche se comporte comme attendu.<text:span text:style-name="T4"> </text:span></text:p>
        </text:list-item>
      </text:list>
      <text:p text:style-name="ENS_5f_default"/>
      <text:p text:style-name="ENS_5f_default"/>
      <text:p text:style-name="ENS_5f_Titre_20_exercice">5. Dans les arcanes du mapping objet/relationnel...</text:p>
      <text:list xml:id="list2327003690854758092" text:style-name="L4">
        <text:list-header>
          <text:p text:style-name="P14"><text:s/></text:p>
        </text:list-header>
        <text:list-item>
          <text:p text:style-name="P14">Dans la méthode qui teste le moteur de recherche, pour vérifier que la liste obtenue contient les bonnes inscriptions, le code utilisé est par exemple le suivant :</text:p>
          <text:p text:style-name="P15">res*.id.contains(jeuTestService.jacquesOnAct3.id)</text:p>
        </text:list-item>
      </text:list>
      <text:p text:style-name="ENS_5f_default"><text:tab/>Pourquoi ne pas avoir écrit directement </text:p>
      <text:p text:style-name="ENS_5f_default"><text:tab/><text:span text:style-name="T5">res.contains(jeuTestService.jacquesOnAct3) ?</text:span></text:p>
      <text:p text:style-name="ENS_5f_default"><text:span text:style-name="T5"><text:tab/></text:span>La réponse se trouve quelque part par là :<text:line-break/><text:soft-page-break/><text:tab/><text:a xlink:type="simple" xlink:href="https://docs.jboss.org/hibernate/stable/core.old/reference/fr/html/persistent-classes-equalshashcode.html" text:style-name="Internet_20_link" text:visited-style-name="Visited_20_Internet_20_Link">https://docs.jboss.org/hibernate/stable/core.old/reference/fr/html/persistent-classes-equalshashcode.html</text:a> </text:p>
      <text:list xml:id="list3184050727448518932" text:style-name="L5">
        <text:list-header>
          <text:p text:style-name="P16"/>
        </text:list-header>
      </text:list>
      <text:p text:style-name="ENS_5f_defaul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ENS_5f_default" style:display-name="ENS_default" style:family="paragraph" style:parent-style-name="Standard">
      <style:text-properties style:font-name="Arial1" style:font-size-asian="10.5pt"/>
    </style:style>
    <style:style style:name="End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S_5f_Footer" style:display-name="ENS_Footer" style:family="paragraph" style:parent-style-name="ENS_5f_default" style:next-style-name="ENS_5f_default">
      <style:text-properties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S_5f_Titre" style:display-name="ENS_Titre" style:family="paragraph" style:parent-style-name="ENS_5f_default" style:next-style-name="ENS_5f_default">
      <style:text-properties fo:font-size="14pt" fo:font-weight="bold" style:font-size-asian="10.5pt"/>
    </style:style>
    <style:style style:name="ENS_5f_Titre_20_exercice" style:display-name="ENS_Titre exercice" style:family="paragraph" style:parent-style-name="ENS_5f_default" style:next-style-name="ENS_5f_default">
      <style:text-properties fo:font-weight="bold" style:font-size-asian="10.5pt"/>
    </style:style>
    <style:style style:name="ENS_5f_Note_5f_enseignant" style:display-name="ENS_Note_enseignant" style:family="paragraph" style:parent-style-name="ENS_5f_default">
      <style:text-properties fo:color="#0080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B" style:family="table-column">
      <style:table-column-properties style:column-width="11.333cm" style:rel-column-width="43690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MP1" style:family="paragraph" style:parent-style-name="Table_20_Contents">
      <style:text-properties style:font-name="Arial1" style:font-size-asian="10.5pt"/>
    </style:style>
    <style:style style:name="MP2" style:family="paragraph" style:parent-style-name="ENS_5f_Footer">
      <style:paragraph-properties fo:margin-left="2.263cm" fo:margin-right="0cm" fo:text-indent="0cm" style:auto-text-indent="false"/>
    </style:style>
    <style:style style:name="MT1" style:family="text">
      <style:text-properties fo:font-variant="normal" fo:text-transform="none" fo:color="#808080" style:font-name="Arial" fo:font-size="10pt" fo:letter-spacing="normal" fo:font-style="normal" fo:font-weight="normal" style:font-size-asian="10pt" style:font-size-complex="10pt"/>
    </style:style>
    <style:style style:name="MT2" style:family="text">
      <style:text-properties fo:font-variant="normal" fo:text-transform="none" fo:color="#808080" style:font-name="Arial" fo:font-size="10pt" fo:letter-spacing="normal" style:font-size-asian="10pt" style:font-size-complex="10pt"/>
    </style:style>
    <style:style style:name="MT3" style:family="text">
      <style:text-properties fo:font-variant="normal" fo:text-transform="none" fo:color="#4374b7" style:text-line-through-style="none" style:font-name="Arial" fo:font-size="10pt" fo:letter-spacing="normal" fo:font-style="normal" style:text-underline-style="none" fo:font-weight="normal" style:text-blinking="false" style:font-size-asian="10pt" style:font-size-complex="10pt"/>
    </style:style>
    <style:style style:name="M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table:number-rows-spanned="2" office:value-type="string">
              <text:p text:style-name="MP1"><draw:frame draw:style-name="Mfr1" draw:name="graphics1" text:anchor-type="paragraph" svg:width="4.099cm" svg:height="1.199cm" draw:z-index="5"><draw:image xlink:href="Pictures/100002010000011800000052F1137D3E.png" xlink:type="simple" xlink:show="embed" xlink:actuate="onLoad"/></draw:frame></text:p>
            </table:table-cell>
            <table:table-cell table:style-name="Table2.B1" office:value-type="string">
              <text:p text:style-name="MP1">M2 Info DL </text:p>
            </table:table-cell>
          </table:table-row>
          <table:table-row>
            <table:covered-table-cell/>
            <table:table-cell table:style-name="Table2.B2" office:value-type="string">
              <text:p text:style-name="MP1">Développement orienté plateforme backoffice Java EE</text:p>
            </table:table-cell>
          </table:table-row>
        </table:table>
        <text:p text:style-name="ENS_5f_Footer"/>
      </style:header>
      <style:footer>
        <text:p text:style-name="MP2"><draw:frame draw:style-name="Mfr2" draw:name="graphics3" text:anchor-type="paragraph" svg:width="2.14cm" svg:height="0.75cm" draw:z-index="2"><draw:image xlink:href="Pictures/10000201000000580000001FCB90A74F.png" xlink:type="simple" xlink:show="embed" xlink:actuate="onLoad"/></draw:frame><text:span text:style-name="MT1">Ce(tte) oeuvre</text:span><text:span text:style-name="MT2"> </text:span><text:span text:style-name="MT1">est mise à disposition selon les termes de la </text:span><text:a xlink:type="simple" xlink:href="http://creativecommons.org/licenses/by-nc/3.0/fr/" text:style-name="Internet_20_link" text:visited-style-name="Visited_20_Internet_20_Link"><text:span text:style-name="MT3">Licence Creative Commons Paternité - Pas d'Utilisation Commerciale 3.0 France</text:span></text:a><text:span text:style-name="MT1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04T13:21:16</meta:creation-date>
    <meta:editing-duration>P1DT54M16S</meta:editing-duration>
    <meta:editing-cycles>182</meta:editing-cycles>
    <meta:generator>OpenOffice/4.1.3$Unix OpenOffice.org_project/413m1$Build-9783</meta:generator>
    <meta:initial-creator>Franck Silvestre</meta:initial-creator>
    <dc:date>2016-11-01T11:54:37</dc:date>
    <dc:creator>Franck Silvestre</dc:creator>
    <meta:document-statistic meta:table-count="1" meta:image-count="2" meta:object-count="0" meta:page-count="3" meta:paragraph-count="53" meta:word-count="603" meta:character-count="4801"/>
  </office:meta>
</office:document-meta>
</file>